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1d41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8f2a1" draw:textarea-horizontal-align="justify" draw:textarea-vertical-align="middle" draw:auto-grow-height="false" fo:min-height="3.95cm" fo:min-width="8.1cm"/>
    </style:style>
    <style:style style:name="gr2" style:family="graphic" style:parent-style-name="objectwithoutfill">
      <style:graphic-properties draw:fill="solid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95cm" fo:min-width="26.1cm"/>
      <style:paragraph-properties style:writing-mode="lr-tb"/>
    </style:style>
    <style:style style:name="gr6" style:family="graphic" style:parent-style-name="standard">
      <style:graphic-properties draw:fill-color="#f6f9d4" draw:textarea-horizontal-align="justify" draw:textarea-vertical-align="middle" draw:auto-grow-height="false" fo:min-height="5.55cm" fo:min-width="13.5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2.55cm" fo:min-width="4.3cm"/>
      <style:paragraph-properties style:writing-mode="lr-tb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3.15cm" fo:min-width="3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292cm" fo:min-width="1.042cm"/>
      <style:paragraph-properties style:writing-mode="lr-tb"/>
    </style:style>
    <style:style style:name="gr11" style:family="graphic" style:parent-style-name="standard">
      <style:graphic-properties draw:fill-color="#ffffa6" draw:textarea-horizontal-align="justify" draw:textarea-vertical-align="middle" draw:auto-grow-height="false" fo:min-height="0.292cm" fo:min-width="1.042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4" style:family="graphic" style:parent-style-name="standard">
      <style:graphic-properties draw:fill-color="#ffaa95" draw:textarea-horizontal-align="justify" draw:textarea-vertical-align="middle" draw:auto-grow-height="false" fo:min-height="6.55cm" fo:min-width="11.7cm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292cm" fo:min-width="0.042cm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743cm" fo:min-width="2.392cm"/>
      <style:paragraph-properties style:writing-mode="lr-tb"/>
    </style:style>
    <style:style style:name="gr17" style:family="graphic" style:parent-style-name="standard">
      <style:graphic-properties draw:fill-color="#ffffd7" draw:textarea-horizontal-align="justify" draw:textarea-vertical-align="middle" draw:auto-grow-height="false" fo:min-height="0.743cm" fo:min-width="2.392cm"/>
      <style:paragraph-properties style:writing-mode="lr-tb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3.75cm" fo:min-width="25.5cm"/>
      <style:paragraph-properties style:writing-mode="lr-tb"/>
    </style:style>
    <style:style style:name="gr19" style:family="graphic" style:parent-style-name="standard">
      <style:graphic-properties draw:fill-color="#ec9ba4" draw:textarea-horizontal-align="justify" draw:textarea-vertical-align="top" draw:auto-grow-height="false" fo:min-height="3.15cm" fo:min-width="5.1cm"/>
      <style:paragraph-properties style:writing-mode="lr-tb"/>
    </style:style>
    <style:style style:name="gr20" style:family="graphic" style:parent-style-name="standard">
      <style:graphic-properties draw:fill-color="#ffaa95" draw:textarea-horizontal-align="justify" draw:textarea-vertical-align="middle" draw:auto-grow-height="false" fo:min-height="5.95cm" fo:min-width="5.1cm"/>
      <style:paragraph-properties style:writing-mode="lr-tb"/>
    </style:style>
    <style:style style:name="gr21" style:family="graphic" style:parent-style-name="standard">
      <style:graphic-properties draw:fill-color="#ffaa95" draw:textarea-horizontal-align="justify" draw:textarea-vertical-align="top" draw:auto-grow-height="false" fo:min-height="9.75cm" fo:min-width="5.9cm"/>
      <style:paragraph-properties style:writing-mode="lr-tb"/>
    </style:style>
    <style:style style:name="gr22" style:family="graphic" style:parent-style-name="standard">
      <style:graphic-properties draw:fill-color="#f6f9d4" draw:textarea-horizontal-align="justify" draw:textarea-vertical-align="top" draw:auto-grow-height="false" fo:min-height="9.75cm" fo:min-width="5.9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top" draw:auto-grow-height="false" fo:min-height="9.75cm" fo:min-width="5.9cm"/>
      <style:paragraph-properties style:writing-mode="lr-tb"/>
    </style:style>
    <style:style style:name="gr24" style:family="graphic" style:parent-style-name="standard">
      <style:graphic-properties draw:fill-color="#729fcf" draw:textarea-horizontal-align="justify" draw:textarea-vertical-align="top" draw:auto-grow-height="false" fo:min-height="9.75cm" fo:min-width="4.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8f2a1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b2b2b2"/>
      <style:paragraph-properties fo:text-align="start"/>
    </style:style>
    <style:style style:name="P7" style:family="paragraph">
      <loext:graphic-properties draw:fill-color="#f6f9d4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aa95"/>
      <style:paragraph-properties fo:text-align="center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-color="#ffffa6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ffffd7"/>
      <style:paragraph-properties fo:text-align="center"/>
    </style:style>
    <style:style style:name="P16" style:family="paragraph">
      <loext:graphic-properties draw:fill-color="#ec9ba4"/>
      <style:paragraph-properties fo:text-align="start"/>
      <style:text-properties style:text-underline-style="solid" style:text-underline-width="auto" style:text-underline-color="font-color"/>
    </style:style>
    <style:style style:name="P17" style:family="paragraph">
      <loext:graphic-properties draw:fill-color="#ffff38"/>
      <style:paragraph-properties fo:text-align="center"/>
    </style:style>
    <style:style style:name="P18" style:family="paragraph">
      <loext:graphic-properties draw:fill-color="#729fcf"/>
      <style:paragraph-properties fo:text-align="center"/>
    </style:style>
    <style:style style:name="T1" style:family="text">
      <style:text-properties style:text-line-through-style="solid" style:text-line-through-type="single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line-through-style="solid" style:text-line-through-type="single" fo:font-size="15pt" style:font-size-asian="15pt" style:font-size-complex="15pt"/>
    </style:style>
    <style:style style:name="T5" style:family="text">
      <style:text-properties style:text-line-through-style="none" style:text-line-through-type="none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8.6cm" svg:height="4.2cm" svg:x="18.8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7cm" svg:y="11.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cm" svg:y1="10.8cm" svg:x2="27.4cm" svg:y2="10.8cm">
          <text:p text:style-name="P2">ALL PRODUCTS</text:p>
        </draw:line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3" draw:text-style-name="P4" draw:layer="layout" svg:width="6.6cm" svg:height="1cm" svg:x="20.6cm" svg:y="0.8cm">
          <draw:text-box>
            <text:p>SHOP - Index(view)</text:p>
          </draw:text-box>
        </draw:frame>
        <draw:line draw:style-name="gr4" draw:text-style-name="P3" draw:layer="layout" svg:x1="0.6cm" svg:y1="1.8cm" svg:x2="27.4cm" svg:y2="1.8cm">
          <text:p/>
        </draw:line>
        <draw:custom-shape draw:style-name="gr5" draw:text-style-name="P6" draw:layer="layout" svg:width="26.6cm" svg:height="1.2cm" svg:x="0.8cm" svg:y="2.4cm">
          <text:p text:style-name="P5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4cm" svg:height="5.8cm" svg:x="0.8cm" svg:y="3.6cm">
          <text:p text:style-name="P2">Slider for featured product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8cm" svg:height="2.8cm" svg:x="16cm" svg:y="3.6cm">
          <text:p text:style-name="P2">Category Ico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8cm" svg:height="2.8cm" svg:x="21.9cm" svg:y="3.6cm">
          <text:p text:style-name="P9">Category Ico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8cm" svg:height="2.8cm" svg:x="16cm" svg:y="6.6cm">
          <text:p text:style-name="P9">Category Ico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8cm" svg:height="2.8cm" svg:x="21.9cm" svg:y="6.6cm">
          <text:p text:style-name="P9">Category Ic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5cm" svg:y="1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cm" svg:height="3.4cm" svg:x="0.8cm" svg:y="11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4cm" svg:y="11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5.2cm" svg:y="14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7.201cm" svg:y="14.0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cm" svg:height="3.4cm" svg:x="10.001cm" svg:y="11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601cm" svg:y="11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14.401cm" svg:y="14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16.402cm" svg:y="14.0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cm" svg:height="3.4cm" svg:x="19.102cm" svg:y="11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502cm" svg:y="11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23.302cm" svg:y="14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25.303cm" svg:y="14.0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3" draw:text-style-name="P4" draw:layer="layout" svg:width="6.6cm" svg:height="1cm" svg:x="20.6cm" svg:y="0.8cm">
          <draw:text-box>
            <text:p>SHOP - Shop(view)</text:p>
          </draw:text-box>
        </draw:frame>
        <draw:line draw:style-name="gr4" draw:text-style-name="P3" draw:layer="layout" svg:x1="0.6cm" svg:y1="1.8cm" svg:x2="27.4cm" svg:y2="1.8cm">
          <text:p/>
        </draw:line>
        <draw:custom-shape draw:style-name="gr1" draw:text-style-name="P1" draw:layer="layout" svg:width="8.6cm" svg:height="4.2cm" svg:x="18.9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6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cm" svg:height="3.4cm" svg:x="0.9cm" svg:y="5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5cm" svg:y="5.2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5.3cm" svg:y="7.4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7.301cm" svg:y="7.4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cm" svg:height="3.4cm" svg:x="10.101cm" svg:y="5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701cm" svg:y="5.2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14.501cm" svg:y="7.4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16.502cm" svg:y="7.4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cm" svg:height="3.4cm" svg:x="19.202cm" svg:y="5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602cm" svg:y="5.2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23.402cm" svg:y="7.4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25.403cm" svg:y="7.4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6cm" svg:height="4.2cm" svg:x="18.9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8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cm" svg:height="3.4cm" svg:x="0.9cm" svg:y="9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5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5.3cm" svg:y="12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7.301cm" svg:y="12.0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cm" svg:height="3.4cm" svg:x="10.101cm" svg:y="9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701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14.501cm" svg:y="12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16.502cm" svg:y="12.0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cm" svg:height="3.4cm" svg:x="19.202cm" svg:y="9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602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23.402cm" svg:y="12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25.403cm" svg:y="12.0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6cm" svg:height="4.2cm" svg:x="18.9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9.8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4.2cm" svg:x="0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cm" svg:height="3.4cm" svg:x="0.9cm" svg:y="9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5.5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5.3cm" svg:y="12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7.301cm" svg:y="12.0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cm" svg:height="3.4cm" svg:x="10.101cm" svg:y="9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14.701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14.501cm" svg:y="12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16.502cm" svg:y="12.0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cm" svg:height="3.4cm" svg:x="19.202cm" svg:y="9.6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2cm" svg:height="1.598cm" svg:x="23.602cm" svg:y="9.8cm">
          <draw:text-box>
            <text:p>Product</text:p>
            <text:p><text:span text:style-name="T1">Price</text:span><text:span text:style-name="T2"><text:line-break/></text:span><text:span text:style-name="T2">Sale Price</text:span></text:p>
          </draw:text-box>
        </draw:frame>
        <draw:custom-shape draw:style-name="gr10" draw:text-style-name="P11" draw:layer="layout" svg:width="1.6cm" svg:height="0.6cm" svg:x="23.402cm" svg:y="12cm">
          <text:p text:style-name="P2">c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6cm" svg:height="0.6cm" svg:x="25.403cm" svg:y="12.001cm">
          <text:p text:style-name="P2"><text:span text:style-name="T3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6.6cm" svg:height="1.2cm" svg:x="0.8cm" svg:y="2.4cm">
          <text:p text:style-name="P5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2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Product(view)</text:p>
          </draw:text-box>
        </draw:frame>
        <draw:line draw:style-name="gr4" draw:text-style-name="P3" draw:layer="layout" svg:x1="0.6cm" svg:y1="1.8cm" svg:x2="27.4cm" svg:y2="1.8cm">
          <text:p/>
        </draw:line>
        <draw:custom-shape draw:style-name="gr5" draw:text-style-name="P6" draw:layer="layout" svg:width="26.6cm" svg:height="1.2cm" svg:x="0.8cm" svg:y="2.4cm">
          <text:p text:style-name="P5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2.2cm" svg:height="6.8cm" svg:x="1cm" svg:y="4cm">
          <text:p text:style-name="P2">Im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3.4cm" svg:height="3.314cm" svg:x="13.6cm" svg:y="4cm">
          <draw:text-box>
            <text:p>PRODUCT NAME</text:p>
            <text:p><text:span text:style-name="T4">Price</text:span></text:p>
            <text:p><text:span text:style-name="T5">Selling Price</text:span></text:p>
            <text:p><text:span text:style-name="T5"/></text:p>
            <text:p text:style-name="P5"><text:span text:style-name="T5">Quantity</text:span><text:span text:style-name="T5"><text:tab/></text:span><text:span text:style-name="T5"> <text:s text:c="5"/>1 <text:s/></text:span></text:p>
          </draw:text-box>
        </draw:frame>
        <draw:custom-shape draw:style-name="gr15" draw:text-style-name="P14" draw:layer="layout" svg:width="0.6cm" svg:height="0.6cm" svg:x="16.1cm" svg:y="6.6cm">
          <text:p text:style-name="P2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0.6cm" svg:height="0.6cm" svg:x="18.101cm" svg:y="6.601cm">
          <text:p text:style-name="P2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2.998cm" svg:height="1.099cm" svg:x="16.202cm" svg:y="8.301cm">
          <text:p text:style-name="P2"><text:span text:style-name="T6">Add </text:span><text:span text:style-name="T6">to </text:span><text:span text:style-name="T6">C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2.998cm" svg:height="1.099cm" svg:x="20.203cm" svg:y="8.301cm">
          <text:p text:style-name="P2"><text:span text:style-name="T6">Buy 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26cm" svg:height="4cm" svg:x="1.2cm" svg:y="11.2cm">
          <text:p text:style-name="P2">Description/Review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2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User(view)</text:p>
          </draw:text-box>
        </draw:frame>
        <draw:line draw:style-name="gr4" draw:text-style-name="P3" draw:layer="layout" svg:x1="0.6cm" svg:y1="1.8cm" svg:x2="27.4cm" svg:y2="1.8cm">
          <text:p/>
        </draw:line>
        <draw:custom-shape draw:style-name="gr5" draw:text-style-name="P6" draw:layer="layout" svg:width="26.6cm" svg:height="1.2cm" svg:x="0.8cm" svg:y="2.4cm">
          <text:p text:style-name="P5">Home | Products | Category | My Account<text:tab/><text:tab/><text:tab/><text:tab/><text:tab/><text:tab/><text:tab/><text:tab/><text:tab/><text:tab/>cart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5.6cm" svg:height="3.4cm" svg:x="0.8cm" svg:y="4cm">
          <text:p text:style-name="P5"><text:span text:style-name="T7">Dashboard</text:span></text:p>
          <text:p text:style-name="P5"><text:span text:style-name="T7">Orders</text:span></text:p>
          <text:p text:style-name="P5"><text:span text:style-name="T7">Profile</text:span></text:p>
          <text:p text:style-name="P5"><text:span text:style-name="T7">Return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6cm" svg:height="6.2cm" svg:x="0.8cm" svg:y="7.8cm">
          <text:p text:style-name="P2">Active order details</text:p>
          <text:p text:style-name="P2">(products</text:p>
          <text:p text:style-name="P2">Statuts)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6.4cm" svg:height="10cm" svg:x="6.6cm" svg:y="4cm">
          <text:p text:style-name="P2">Dashboard</text:p>
          <text:p text:style-name="P5">Total Order</text:p>
          <text:p text:style-name="P5">Total Return</text:p>
          <text:p text:style-name="P5">Total Spends</text:p>
          <text:p text:style-name="P5">Last 3 orders stats</text:p>
          <text:p text:style-name="P5">Product</text:p>
          <text:p text:style-name="P5">Amount</text:p>
          <text:p text:style-name="P5">Quantity</text:p>
          <text:p text:style-name="P5">status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6.4cm" svg:height="10cm" svg:x="12.2cm" svg:y="4cm">
          <text:p text:style-name="P2">Orders</text:p>
          <text:p text:style-name="P5">Last orders stats</text:p>
          <text:p text:style-name="P5">Product</text:p>
          <text:p text:style-name="P5">Amount</text:p>
          <text:p text:style-name="P5">Quantity</text:p>
          <text:p text:style-name="P5">Status</text:p>
          <text:p text:style-name="P5">All orders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6.4cm" svg:height="10cm" svg:x="17.2cm" svg:y="4cm">
          <text:p text:style-name="P2">Returns</text:p>
          <text:p text:style-name="P5">List Return orders </text:p>
          <text:p text:style-name="P5">Product</text:p>
          <text:p text:style-name="P5">Amount</text:p>
          <text:p text:style-name="P5">Quantity</text:p>
          <text:p text:style-name="P5">Status</text:p>
          <text:p text:style-name="P5">All returned orders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4.9cm" svg:height="10cm" svg:x="22.7cm" svg:y="4cm">
          <text:p text:style-name="P2">Profile</text:p>
          <text:p text:style-name="P5">Name</text:p>
          <text:p text:style-name="P5">Email</text:p>
          <text:p text:style-name="P5">Contact</text:p>
          <text:p text:style-name="P5">Image</text:p>
          <text:p text:style-name="P5">AddressPermanent</text:p>
          <text:p text:style-name="P5">Other addresses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2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Cart(view)</text:p>
          </draw:text-box>
        </draw:frame>
        <draw:line draw:style-name="gr4" draw:text-style-name="P3" draw:layer="layout" svg:x1="0.6cm" svg:y1="1.8cm" svg:x2="27.4cm" svg:y2="1.8cm">
          <text:p/>
        </draw:line>
        <presentation:notes draw:style-name="dp3">
          <draw:page-thumbnail draw:style-name="gr12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3" draw:text-style-name="P4" draw:layer="layout" svg:width="6.6cm" svg:height="1cm" svg:x="1cm" svg:y="0.8cm">
          <draw:text-box>
            <text:p>SHOP - PHP-MYSQL</text:p>
          </draw:text-box>
        </draw:frame>
        <draw:frame draw:style-name="gr13" draw:text-style-name="P4" draw:layer="layout" svg:width="8cm" svg:height="0.962cm" svg:x="19.2cm" svg:y="0.8cm">
          <draw:text-box>
            <text:p>SHOP - Order(view)</text:p>
          </draw:text-box>
        </draw:frame>
        <draw:line draw:style-name="gr4" draw:text-style-name="P3" draw:layer="layout" svg:x1="0.6cm" svg:y1="1.8cm" svg:x2="27.4cm" svg:y2="1.8cm">
          <text:p/>
        </draw:line>
        <presentation:notes draw:style-name="dp3">
          <draw:page-thumbnail draw:style-name="gr12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619cm" svg:height="1.484cm" svg:x="3.247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3.106cm" svg:height="1.484cm" svg:x="14.889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2.339cm" svg:height="1.484cm" svg:x="3.387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2.754cm" svg:height="1.484cm" svg:x="15.065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0:24:20.380042030</meta:creation-date>
    <dc:date>2022-11-17T15:34:07.630443106</dc:date>
    <meta:editing-duration>PT2H29M26S</meta:editing-duration>
    <meta:editing-cycles>29</meta:editing-cycles>
    <meta:generator>LibreOffice/6.4.7.2$Linux_X86_64 LibreOffice_project/40$Build-2</meta:generator>
    <meta:document-statistic meta:object-count="134"/>
  </office:meta>
</office:document-meta>
</file>